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059" svg:font-family="C059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ff0" svg:font-family="ff0, Georgia1, Georgia, serif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90fa3" officeooo:paragraph-rsid="00090fa3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none" fo:font-weight="bold" officeooo:rsid="00090fa3" officeooo:paragraph-rsid="00090fa3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8pt" style:text-underline-style="none" fo:font-weight="bold" officeooo:rsid="00090fa3" officeooo:paragraph-rsid="00090fa3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Liberation Serif" fo:font-size="16pt" fo:font-style="normal" style:text-underline-style="none" fo:font-weight="normal" officeooo:rsid="00090fa3" officeooo:paragraph-rsid="00090fa3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 style:list-style-name="L4">
      <style:text-properties fo:font-size="14pt" style:text-underline-style="none" fo:font-weight="bold" officeooo:rsid="00090fa3" officeooo:paragraph-rsid="00090fa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officeooo:rsid="00090fa3" officeooo:paragraph-rsid="00090fa3" style:font-size-asian="14pt" style:font-weight-asian="bold" style:font-size-complex="14pt" style:font-weight-complex="bold"/>
    </style:style>
    <style:style style:name="P7" style:family="paragraph" style:parent-style-name="Standard" style:list-style-name="L5">
      <style:text-properties fo:font-size="14pt" style:text-underline-style="none" fo:font-weight="bold" officeooo:rsid="00090fa3" officeooo:paragraph-rsid="00092e65" style:font-size-asian="14pt" style:font-weight-asian="bold" style:font-size-complex="14pt" style:font-weight-complex="bold"/>
    </style:style>
    <style:style style:name="P8" style:family="paragraph" style:parent-style-name="Standard" style:list-style-name="L5">
      <style:text-properties fo:font-size="14pt" style:text-underline-style="none" fo:font-weight="bold" officeooo:rsid="00092e65" officeooo:paragraph-rsid="00092e6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20pt" style:text-underline-style="none" fo:font-weight="bold" officeooo:rsid="00090fa3" officeooo:paragraph-rsid="00090fa3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style="normal" style:text-underline-style="none" fo:font-weight="bold" officeooo:rsid="00092e65" officeooo:paragraph-rsid="00092e65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loext:padding="0cm" loext:border="none"/>
    </style:style>
    <style:style style:name="T3" style:family="text">
      <style:text-properties fo:font-variant="normal" fo:text-transform="none" fo:color="#000000" loext:opacity="100%" fo:letter-spacing="normal" loext:padding="0cm" loext:border="none"/>
    </style:style>
    <style:style style:name="T4" style:family="text">
      <style:text-properties fo:font-variant="normal" fo:text-transform="none" fo:color="#000000" loext:opacity="100%" fo:letter-spacing="normal" officeooo:rsid="00092e65" loext:padding="0cm" loext:border="none"/>
    </style:style>
    <style:style style:name="T5" style:family="text">
      <style:text-properties fo:font-variant="normal" fo:text-transform="none" fo:color="#000000" loext:opacity="100%" officeooo:rsid="00092e65" loext:padding="0cm" loext:border="none"/>
    </style:style>
    <style:style style:name="T6" style:family="text">
      <style:text-properties officeooo:rsid="00092e6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9"/><text:span text:style-name="T1">BIKE SERVICE</text:span></text:p>
      <text:p text:style-name="P2"/>
      <text:p text:style-name="P3">PROJECT ABSTRACT</text:p>
      <text:p text:style-name="P3"/>
      <text:p text:style-name="P4"><text:span text:style-name="T2">The bike service </text:span><text:span text:style-name="T5">website </text:span><text:span text:style-name="T2">is to be developed for </text:span><text:span text:style-name="T3">maintaining the service </text:span><text:span text:style-name="T4">the bike</text:span><text:span text:style-name="T3"> activities like bike maintenance <text:s/>bike service and spare parts, customer follow ups details, customer feedback form</text:span><text:span text:style-name="T2">entry and employee details. The system is efficient in generating reports which will help inthe service center easily. It can also easily manage Repair Bike, Booking, Payment.</text:span><text:span text:style-name="T3"> This Project is very useful for customer who wants to </text:span><text:span text:style-name="T4">repair or</text:span><text:span text:style-name="T3"> service his bike.</text:span></text:p>
      <text:p text:style-name="P2"/>
      <text:p text:style-name="P1">Modules:</text:p>
      <text:p text:style-name="P2"/>
      <text:p text:style-name="P10">User</text:p>
      <text:p text:style-name="P2"/>
      <text:list xml:id="list937420854" text:style-name="L4">
        <text:list-item>
          <text:p text:style-name="P5">User Registration &amp; Profile Management</text:p>
        </text:list-item>
        <text:list-item>
          <text:p text:style-name="P5">Service Booking</text:p>
        </text:list-item>
        <text:list-item>
          <text:p text:style-name="P5">Service Tracking</text:p>
        </text:list-item>
        <text:list-item>
          <text:p text:style-name="P5">Paymen<text:span text:style-name="T6">t</text:span></text:p>
        </text:list-item>
      </text:list>
      <text:p text:style-name="P6"/>
      <text:p text:style-name="P9">Admin</text:p>
      <text:p text:style-name="P9"/>
      <text:list xml:id="list1619620241" text:style-name="L5">
        <text:list-item>
          <text:p text:style-name="P7">Manage user accounts</text:p>
        </text:list-item>
        <text:list-item>
          <text:p text:style-name="P7"><text:span text:style-name="T6">View </text:span>booking <text:span text:style-name="T6">details</text:span> </text:p>
        </text:list-item>
        <text:list-item>
          <text:p text:style-name="P7"><text:span text:style-name="T6">S</text:span>ervice history</text:p>
        </text:list-item>
        <text:list-item>
          <text:p text:style-name="P8">View payment detail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059" svg:font-family="C059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ff0" svg:font-family="ff0, Georgia1, Georgia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fo:border="0.06pt double #000000" style:border-line-width="0.053cm 0.004cm 0.026cm" fo:padding="2cm" fo:background-color="transparent" style:writing-mode="lr-tb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5:03:23.156487871</meta:creation-date>
    <dc:date>2024-10-28T15:31:36.763147066</dc:date>
    <meta:editing-duration>PT7M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07" meta:character-count="677" meta:non-whitespace-character-count="571"/>
  </office:meta>
</office:document-meta>
</file>